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cdc" officeooo:paragraph-rsid="0011dcdc"/>
    </style:style>
    <style:style style:name="P2" style:family="paragraph" style:parent-style-name="Standard">
      <style:text-properties officeooo:rsid="00125af8" officeooo:paragraph-rsid="00125af8"/>
    </style:style>
    <style:style style:name="P3" style:family="paragraph" style:parent-style-name="Standard">
      <style:text-properties officeooo:rsid="0013cc7b" officeooo:paragraph-rsid="0013cc7b"/>
    </style:style>
    <style:style style:name="P4" style:family="paragraph" style:parent-style-name="Standard">
      <style:text-properties officeooo:rsid="0013cc7b" officeooo:paragraph-rsid="00125af8"/>
    </style:style>
    <style:style style:name="P5" style:family="paragraph" style:parent-style-name="Standard">
      <style:text-properties officeooo:rsid="001791db" officeooo:paragraph-rsid="001791db"/>
    </style:style>
    <style:style style:name="P6" style:family="paragraph" style:parent-style-name="Standard">
      <style:text-properties officeooo:rsid="0019b394" officeooo:paragraph-rsid="0019b394"/>
    </style:style>
    <style:style style:name="P7" style:family="paragraph" style:parent-style-name="Standard">
      <style:text-properties officeooo:rsid="0019bc4e" officeooo:paragraph-rsid="0019bc4e"/>
    </style:style>
    <style:style style:name="P8" style:family="paragraph" style:parent-style-name="Preformatted_20_Text">
      <style:text-properties officeooo:rsid="0019bc4e" officeooo:paragraph-rsid="0019bc4e"/>
    </style:style>
    <style:style style:name="T1" style:family="text">
      <style:text-properties officeooo:rsid="0019b394"/>
    </style:style>
    <style:style style:name="T2" style:family="text">
      <style:text-properties officeooo:rsid="0019bc4e"/>
    </style:style>
    <style:style style:name="T3" style:family="text">
      <style:text-properties officeooo:rsid="001a5e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 - Orthology Search</text:p>
      <text:p text:style-name="P1">Select one of your prokaryotic genomes as the reference genome. For this prokaryotic</text:p>
      <text:p text:style-name="P1">reference genome, you will search for the best hit orthologs in the remaining prokaryotic</text:p>
      <text:p text:style-name="P1">genomes. Use BLAST for this purpose.</text:p>
      <text:p text:style-name="P1">1. For all of your prokaryotic genomes (including the reference genome), find multi FASTA</text:p>
      <text:p text:style-name="P1">files with proteins from one of the previous practicals.</text:p>
      <text:p text:style-name="P1">The multi FASTA file contains all protein sequences inferred from your genomes and will</text:p>
      <text:p text:style-name="P1">be called as the proteome file.</text:p>
      <text:p text:style-name="P1">2. Configure BLAST</text:p>
      <text:p text:style-name="P1">Copy the configuration file to be able to use the BLAST commands.</text:p>
      <text:p text:style-name="P1">cp /afs/pdc.kth.se/home/a/arnee/.ncbirc ~/</text:p>
      <text:p text:style-name="P1">3. Create a BLAST database for your proteomes.</text:p>
      <text:p text:style-name="P1">In the previous practicals, you used makeblastdb to create a database for blastn. Repeat</text:p>
      <text:p text:style-name="P1">the same procedure for all of your selected proteomes individually (amino acid type).</text:p>
      <text:p text:style-name="P1">4. Perform a blastp search against your reference proteome.</text:p>
      <text:p text:style-name="P1">blastp -outfmt 5 -query &lt;ref-proteome.fa&gt; -db &lt;query-proteome.fa&gt; -out &lt;output file&gt;</text:p>
      <text:p text:style-name="P1">(Added -m 5 parameter returns an XML output which is easy to parse in biopython)</text:p>
      <text:p text:style-name="P1"><text:tab/>4.1. Repeat this process for all of your query proteomes and create the output XML</text:p>
      <text:p text:style-name="P1"><text:tab/>files.</text:p>
      <text:p text:style-name="P1"/>
      <text:p text:style-name="P1"><text:tab/>Done; refer to checklist table.</text:p>
      <text:p text:style-name="P1"/>
      <text:p text:style-name="P2">5. Modify your script from Practical 3 to parse the XML output. The input will be like: &lt;xml output&gt; &lt;tag for reference genome&gt; &lt;tag for target genome&gt;</text:p>
      <text:p text:style-name="P2">5.1. Reference and target genome tag parameters are used to assign the genome name for the query and target sequences.</text:p>
      <text:p text:style-name="P2">&lt;tag for reference genome&gt; &lt;query protein id in reference genome&gt;</text:p>
      <text:p text:style-name="P2">&lt;tag for target genome&gt; &lt;best hit protein id in target genome&gt;</text:p>
      <text:p text:style-name="P2">5.2. The output for the script should be in one line with the following four columns:</text:p>
      <text:p text:style-name="P2">human proteinI chicken proteinXV</text:p>
      <text:p text:style-name="P2">human proteinI mouse proteinXX</text:p>
      <text:p text:style-name="P2">human proteinII chicken proteinIX</text:p>
      <text:p text:style-name="P2"/>
      <text:p text:style-name="P5">Output:</text:p>
      <text:p text:style-name="P5">./16.fa.txt_orf12634_rev</text:p>
      <text:p text:style-name="P5">EGEREDVV---RPRVRQKSSDGSS-----HEVDLATYRVAKDPGLLQAQIVQAIVS </text:p>
      <text:p text:style-name="P5">./20.fa.txt_orf02832 EGRKYDLVVLDPPSFAKSSSNLESARRGYKEINLRAMRILKKPGVLVTSSCTQIVS</text:p>
      <text:p text:style-name="P4"/>
      <text:p text:style-name="P5">python code: <text:span text:style-name="T1">parser_ex1_5</text:span>.py</text:p>
      <text:p text:style-name="P5"/>
      <text:p text:style-name="P5">6. Combine the best hits into one cluster file</text:p>
      <text:p text:style-name="P5">6.1. Use the output of your BLAST parser as the input. Each query can have the best</text:p>
      <text:p text:style-name="P5">hits in different species.</text:p>
      <text:p text:style-name="P5">6.2. Group them in one line as in the example below, in which each line represents a</text:p>
      <text:p text:style-name="P5">cluster of orthologs:</text:p>
      <text:p text:style-name="P5">human_proteinI chicken_proteinXV mouse_proteinXX ...</text:p>
      <text:p text:style-name="P3"/>
      <text:p text:style-name="P6">done, code </text:p>
      <text:p text:style-name="P6"><text:soft-page-break/>7. Select 10 different ortholog clusters such that all of your prokaryotic genomes are</text:p>
      <text:p text:style-name="P6">included and acquire the corresponding protein sequences from the multi FASTA files.</text:p>
      <text:p text:style-name="P6">7.1. The result should be a number of multi FASTA files, one for each ortholog</text:p>
      <text:p text:style-name="P6">cluster.</text:p>
      <text:p text:style-name="P6">7.2. The multi FASTA file should include all sequences appearing in the cluster of</text:p>
      <text:p text:style-name="P6">orthologs (including the query sequence).</text:p>
      <text:p text:style-name="P6"/>
      <text:p text:style-name="P6">Done, code FASTA_finder.py</text:p>
      <text:p text:style-name="P6"/>
      <text:p text:style-name="P6">Exercise 2 - Metagene Approach</text:p>
      <text:p text:style-name="P6">1. Make a multiple alignment of each of your multi FASTA cluster files in order to have one</text:p>
      <text:p text:style-name="P6">alignment for each cluster of orthologous genes.</text:p>
      <text:p text:style-name="P6">1.1. Concatenate the alignments into a single, long metagene. The end result should</text:p>
      <text:p text:style-name="P6">be a single FASTA file with a sequence for each bacterial genome consisting of</text:p>
      <text:p text:style-name="P6">the aligned genes from each genome.</text:p>
      <text:p text:style-name="P6"/>
      <text:p text:style-name="P6">- First, an alignment with k-align was performed</text:p>
      <text:p text:style-name="P6">- <text:span text:style-name="T2">long metagenome build with metagenome.py</text:span></text:p>
      <text:p text:style-name="P6"/>
      <text:p text:style-name="P6">1.2. Perform the tree reconstruction using Belvu. What does the tree look like?</text:p>
      <text:p text:style-name="P6"/>
      <text:p text:style-name="P7">belvu [options] &lt;multiple_alignment&gt;|- [X options]</text:p>
      <text:p text:style-name="P8">belvu -<text:span text:style-name="T3">b -T</text:span> <text:s/><text:span text:style-name="T3">metagenome</text:span> </text:p>
      <text:p text:style-name="P6">1.3. Perform sequence bootstrapping on the metagene. Evaluate the quality of the</text:p>
      <text:p text:style-name="P6">reconstruction.</text:p>
      <text:p text:style-name="P6"/>
      <text:p text:style-name="P7">Bootstrap-value of 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50:49.907226990</meta:creation-date>
    <dc:date>2018-05-15T11:10:54.918184019</dc:date>
    <meta:editing-duration>PT7H52M2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530" meta:character-count="3412" meta:non-whitespace-character-count="2938"/>
  </office:meta>
</office:document-meta>
</file>